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trader ship was old but servicable. All the edges of the seats, hallway corners, and pannel switches were worn and grooved. Like the setting had done this all before and were tired beyond tired. The holding cells weren't uncomfortable but they weren't private and everyone could see everyone else. Many of the older women would take turns holding their aprons for each other for privacy. Blocking out the grey cube of their prison with the embroidered white linnen of home. </text:p>
      <text:p text:style-name="Standard"><text:line-break/>The little huts, perfectly square, bolted to the bulkhead of the trader ship. A large expanse of open cargo hold subdevided into pens. She'd watched as the mass of people had been herded off the broken ag slug and into the raiders' ship. People had fought it at first- hiding and resisting. Marin remembered at deep red stain at the foot of the broken trader thrush as a struggling raider and farmer had steped into sight of the defensive guns and the anti-personel lasers had broken them to burned split pieces that were no longer men.<text:line-break/><text:line-break/>Finally the raiders grew tired of digging starving farmers out of makeshift bunkers, and had put a dozen pots of stew boiling in the the pens. There had been a rush as each person caught the scent and starvation ruled their actions. Survival now consequences later. The consequences for some were immediate. Once collared, they were made to be human shields as the raiders detached and stole the ruined and crashed trader thrush's last engine. </text:p>
      <text:p text:style-name="Standard"/>
      <text:p text:style-name="Standard">Once on board there were many controls that had led them to their fate. The floor was electrified. Grasping robotic arms that came from hidden ports in the wall, floor, or roof. No where in the main hold could you hide or climb where an arm could not grasp you and wrestle you into submission. The arms had held her head still and forced her focus on the psychological test. Others had fallen out of the tests more rapidly, but she had stayed in the longest. The guards had gathered round and taken bets on how long she'd last. She beat the longest bet by a half hour. That was the only time she'd ever seen the capitain- he'd stormed out to club the guards, metal boots clanking on the deck- raiders' collars sizzling. She'd been exhaused but forced herself to study his every feature, every move and posture. </text:p>
      <text:p text:style-name="Standard"/>
      <text:p text:style-name="Standard">Marin Magson hated the guarded feeling that had crept into her every waking moment in the cells. She understood why the captives were seperated.They were a danger to each other. She'd watched a pair of men beat another to death in the cell just kitty corner from hers. She watched at first out of hypervigilance, then horror, until she turned away but could see with closed eyes the arms striking down on crushed face, and still feel the thuds through the metal floor. <text:line-break/><text:line-break/>She hated the fact that she had fallen for the stew. She replayed that failure in her head everytime the bay doors opened. She could have stayed in her hiding spot. She could have survived. But when would the next ship have landed to check the distress beacon? If ever? <text:s/>The ship stopped and left ports intermitently. More captives left. She felt odd watching people she knew leave. She didn't care about them but it was jaring to watch familiar faces be consumed by the slave trade. She blinked and they were gone. Others, strangers, came on. She hated not knowing where the ship was going, where people were leaving to and where she had yet to go. </text:p>
      <text:p text:style-name="Standard"/>
      <text:p text:style-name="Standard">There came a day when the toughest few were still in their cells. She'd watched each person take their psych tests and the last dregs in the hold had been the longest in the vice. </text:p>
      <text:p text:style-name="Standard"/>
      <text:p text:style-name="Standard">BABA YAGA's Treetop Gentelman's club was seated into a hollowed out asteroid. Like a crecent moon fit with a huge bubble of of protective glass. A wonderous grove engineered into the legal grey area that was BABA YAGA's.A bubble terrarium, a bolide bonsai. <text:s/>Marin would learn later, much later, that the bottom of the asteroid held a docking station for customers, and a backside bay for slavers, utility and supply shipments. Her first memory of Baba Yaga's was a deep and pulsating bass line, and thick humidity that coiled into the raider as the doors opened. </text:p>
      <text:p text:style-name="Standard"><text:soft-page-break/>Baba Yaga was beautiful. Baba Yaga was fiersome. Baba Yaga was also a slave. She answered to no one but the director- who's long oaken office doors never opened. The shareholders were satisfied and no one ever meddled with Baba Yaga's special domain. </text:p>
      <text:p text:style-name="Standard"/>
      <text:p text:style-name="Standard">The landing platform was a dusky grey. It was a rectangular cave sunk into the back, underside of the asteroid, the spare asshole that all the gold flowed through. Marin was watchful as the raiders all <text:s/>herded the remaining half dozen special cargo out of the holds and onto the servo arms of the asteroids own holding systems. They were brining a money making enema into the bowls of the place. Special slaves. </text:p>
      <text:p text:style-name="Standard"/>
      <text:p text:style-name="Standard">Black and wavy hair irridecdent like a ravens feather, was struck through with ever changing hints of bioluminecent accents. Baba Yaga stood seven feet tall. She must have weighed twenty two stone. He body was the pintical of veluptousness and strength, a fantasy carved from the myriad millions of imaginings all develed from ten billion data points the net found salient. Her face was sharp and loving- a witch, a cleopatra, a muse. </text:p>
      <text:p text:style-name="Standard"/>
      <text:p text:style-name="Standard">"Thirty three million credits for those five" gestured the raider captain. Baba Yaga looked but did not speak. </text:p>
      <text:p text:style-name="Standard"/>
      <text:p text:style-name="Standard">"And that one there will cost you forty five million. And I would sooner fly her to the Dancing Stallion than take a single point less for her. She's something special." He had motioned to her! </text:p>
      <text:p text:style-name="Standard"/>
      <text:p text:style-name="Standard">He was still wearing his helm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1M29S</meta:editing-duration>
    <meta:editing-cycles>5</meta:editing-cycles>
    <meta:generator>OpenOffice/4.1.11$Win32 OpenOffice.org_project/4111m1$Build-9808</meta:generator>
    <dc:date>2022-06-22T16:55:39.46</dc:date>
    <dc:creator>Blake Stanger</dc:creator>
    <meta:document-statistic meta:table-count="0" meta:image-count="0" meta:object-count="0" meta:page-count="2" meta:paragraph-count="12" meta:word-count="982" meta:character-count="5572"/>
    <meta:user-defined meta:name="Info 1"/>
    <meta:user-defined meta:name="Info 2"/>
    <meta:user-defined meta:name="Info 3"/>
    <meta:user-defined meta:name="Info 4"/>
  </office:meta>
</office:document-meta>
</file>